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P1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19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P2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2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2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position="super 58%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868736288">
          <text:insertion>
            <office:change-info>
              <dc:creator>Bob Jacobsen</dc:creator>
              <dc:date>2010-10-08T22:11:00</dc:date>
            </office:change-info>
          </text:insertion>
        </text:changed-region>
        <text:changed-region text:id="ct868733808">
          <text:deletion>
            <office:change-info>
              <dc:creator>Bob Jacobsen</dc:creator>
              <dc:date>2010-10-08T22:11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146914647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868714640">
          <text:insertion>
            <office:change-info>
              <dc:creator>Bob Jacobsen</dc:creator>
              <dc:date>2010-10-08T2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change-start text:change-id="ct868736288"/>Introduction (Informative)</text:h>
      <text:p text:style-name="Standard">This specification describes ...</text:p>
      <text:h text:style-name="Heading_20_1" text:outline-level="1">Intended Use (Informative)</text:h>
      <text:p text:style-name="Standard">Reliable byte-stream link, e.g. a TCP/IP connection.</text:p>
      <text:h text:style-name="Heading_20_1" text:outline-level="1">References and Context (Normative)</text:h>
      <text:p text:style-name="Standard">This specification is in the context of the OpenLCB-CAN … Specification, which specifies …</text:p>
      <text:p text:style-name="Standard">For more information on format and presentation, see: </text:p>
      <text:list xml:id="list1210573308" text:style-name="L3">
        <text:list-item>
          <text:p text:style-name="P15">OpenLCB Common Information Technical Note</text:p>
        </text:list-item>
      </text:list>
      <text:h text:style-name="Heading_20_1" text:outline-level="1">Message Form (Normative)</text:h>
      <text:p text:style-name="Standard">Individual messages are preceded by a preamble that contains: </text:p>
      <text:list xml:id="list1836219205" text:style-name="L2">
        <text:list-item>
          <text:p text:style-name="P14">Flags - 16 bit quantity, the most-significant bits are reserved. The least significant bit indicates whether the remaining message is a common OpenLCB message or some other message. The 2<text:span text:style-name="T5">nd</text:span> bit is a chaining bit, indicating that another header is contained within this one.</text:p>
        </text:list-item>
        <text:list-item>
          <text:p text:style-name="P14">Originating gateway Node ID – the Node ID of the gateway that send/forwarded this message onto the point-to-point or multicast link. May or may not be the original source of the message.</text:p>
        </text:list-item>
        <text:list-item>
          <text:p text:style-name="P14">Message capture time at originating gateway - a 32-bit (64-bit?) number of monotonic milliseconds (microseconds?) since (before) the connection was created; no time synchronization with other nodes implied; could have been a sequence number </text:p>
        </text:list-item>
        <text:list-item>
          <text:p text:style-name="P14">Number of bytes in rest of message, a 16-bit quantity.</text:p>
        </text:list-item>
      </text:list>
      <text:p text:style-name="Standard"/>
      <text:p text:style-name="Standard"/>
      <text:p text:style-name="Standard"/>
      <text:p text:style-name="Standard"/>
      <text:p text:style-name="P1"><text:change-end text:change-id="ct868736288"/><text:change text:change-id="ct868733808"/><text:change-start text:change-id="ct868714640"/>Below this is just a collection of pieces from other docs right now.<text:change-end text:change-id="ct86871464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M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text-properties fo:language="zxx" fo:country="none" style:language-asian="zxx" style:country-asian="none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859892176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85989243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6E-017) rotate (0.7853981633973) translate (0.222222222222222in 6.263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859892176"/><text:change-start text:change-id="ct859892432"/>OpenLCB-TCP Segment Transfer Standard<text:change-end text:change-id="ct859892432"/></text:p>
      </style:header>
      <style:footer>
        <text:tracked-changes>
          <text:changed-region text:id="ct859895680">
            <text:deletion>
              <office:change-info>
                <dc:creator>Bob Jacobsen</dc:creator>
                <dc:date>2010-10-08T17:23:00</dc:date>
              </office:change-info>
              <text:p text:style-name="MP5">Title</text:p>
            </text:deletion>
          </text:changed-region>
          <text:changed-region text:id="ct859879920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859896512">
            <text:deletion>
              <office:change-info>
                <dc:creator>Bob Jacobsen</dc:creator>
                <dc:date>2010-10-08T17:23:00</dc:date>
              </office:change-info>
              <text:p text:style-name="MP6"><text:tab/></text:p>
            </text:deletion>
          </text:changed-region>
        </text:tracked-changes>
        <text:p text:style-name="MP4"><text:change text:change-id="ct859895680"/><text:change-start text:change-id="ct859879920"/><text:span text:style-name="MT2">Copyright 2010, by J. Day, D. Harris, B. Jacobsen, and A. Shepherd</text:span><text:change-end text:change-id="ct859879920"/><text:change text:change-id="ct859896512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1T00:51:50">10/11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859909968">
            <text:deletion>
              <office:change-info>
                <dc:creator>Bob Jacobsen</dc:creator>
                <dc:date>2010-10-07T21:46:00</dc:date>
              </office:change-info>
              <text:p text:style-name="MP10">NMRA TECHNICAL NOTES</text:p>
            </text:deletion>
          </text:changed-region>
          <text:changed-region text:id="ct85989848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859910080">
            <text:insertion>
              <office:change-info>
                <dc:creator>Bob Jacobsen</dc:creator>
                <dc:date>2010-10-08T22:11:00</dc:date>
              </office:change-info>
            </text:insertion>
          </text:changed-region>
          <text:changed-region text:id="ct859907280">
            <text:deletion>
              <office:change-info>
                <dc:creator>Bob Jacobsen</dc:creator>
                <dc:date>2010-10-08T22:11:00</dc:date>
              </office:change-info>
              <text:p text:style-name="MP9">(title)</text:p>
            </text:deletion>
          </text:changed-region>
          <text:changed-region text:id="ct859906864">
            <text:insertion>
              <office:change-info>
                <dc:creator>Bob Jacobsen</dc:creator>
                <dc:date>2010-10-08T22:11:00</dc:date>
              </office:change-info>
            </text:insertion>
          </text:changed-region>
          <text:changed-region text:id="ct859907776">
            <text:deletion>
              <office:change-info>
                <dc:creator>Bob Jacobsen</dc:creator>
                <dc:date>2010-10-08T17:19:00</dc:date>
              </office:change-info>
              <text:p text:style-name="MP9">(date)</text:p>
            </text:deletion>
          </text:changed-region>
          <text:changed-region text:id="ct85991316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859913264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859913360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7"><draw:custom-shape text:anchor-type="char" draw:z-index="1" draw:name="PowerPlusWaterMarkObject1" draw:style-name="Mgr1" draw:text-style-name="MP3" svg:width="6.5461in" svg:height="2.6185in" draw:transform="skewX (-6.73624118882306E-017) rotate (0.7853981633973) translate (0.00972222222222222in 5.21108923884515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8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859909968"/><text:change-start text:change-id="ct859898480"/>OpenLCB St<text:change-end text:change-id="ct859898480"/><text:change-start text:change-id="ct859910080"/>andard<text:change-end text:change-id="ct859910080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859907280"/><text:change-start text:change-id="ct859906864"/>OpenLCB-TCP Segment Transfer<text:change-end text:change-id="ct85990686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8"/>
            </table:table-cell>
            <table:table-cell table:style-name="Table1.C3" office:value-type="string">
              <text:p text:style-name="MP9"><text:change text:change-id="ct859907776"/><text:change-start text:change-id="ct859913168"/><text:date style:data-style-name="N37" text:date-value="2010-10-08T17:19:56" text:fixed="true">10/08/10</text:date><text:change-end text:change-id="ct859913168"/></text:p>
            </table:table-cell>
            <table:table-cell table:style-name="Table1.C1" office:value-type="string">
              <text:p text:style-name="MP9"><text:change text:change-id="ct859913264"/><text:change-start text:change-id="ct859913360"/>Preliminary<text:change-end text:change-id="ct859913360"/></text:p>
            </table:table-cell>
          </table:table-row>
        </table:table>
        <text:p text:style-name="Header"/>
      </style:header>
      <style:footer>
        <text:tracked-changes>
          <text:changed-region text:id="ct849831056">
            <text:deletion>
              <office:change-info>
                <dc:creator>Bob Jacobsen</dc:creator>
                <dc:date>2010-10-07T21:47:00</dc:date>
              </office:change-info>
              <text:p text:style-name="MP12">90</text:p>
            </text:deletion>
          </text:changed-region>
          <text:changed-region text:id="ct830941136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868679712">
            <text:deletion>
              <office:change-info>
                <dc:creator>Bob Jacobsen</dc:creator>
                <dc:date>2010-10-08T17:21:00</dc:date>
              </office:change-info>
              <text:p text:style-name="MP12">A. Robinson, </text:p>
            </text:deletion>
          </text:changed-region>
        </text:tracked-changes>
        <text:p text:style-name="MP11"><text:span text:style-name="MT4">Copyright 20</text:span><text:change text:change-id="ct849831056"/><text:change-start text:change-id="ct830941136"/><text:span text:style-name="MT4">10</text:span><text:change-end text:change-id="ct830941136"/><text:span text:style-name="MT4">, by J. Day, D. Harris, B. Jacobsen, </text:span><text:change text:change-id="ct868679712"/><text:span text:style-name="MT4">and A. Shepherd<text:tab/></text:span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 of </text:span></text:span><text:span text:style-name="Page_20_Number"><text:span text:style-name="MT5"><text:page-count style:num-format="1">2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10-11T00:51:50">10/11/2010</text:date></text:span></text:span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TCP Segment Transfer Standard</dc:title>
    <meta:initial-creator>Alex Shepherd</meta:initial-creator>
    <meta:creation-date>2009-01-22T07:11:27</meta:creation-date>
    <meta:editing-cycles>61</meta:editing-cycles>
    <meta:editing-duration>PT11H53M12S</meta:editing-duration>
    <meta:generator>OpenOffice.org/3.2$Unix OpenOffice.org_project/320m18$Build-9502</meta:generator>
    <dc:date>2010-10-11T00:51:50</dc:date>
    <dc:creator>Bob Jacobsen</dc:creator>
    <meta:document-statistic meta:table-count="1" meta:image-count="1" meta:object-count="0" meta:page-count="2" meta:paragraph-count="43" meta:word-count="380" meta:character-count="2432"/>
    <meta:user-defined meta:name="Info 1"/>
    <meta:user-defined meta:name="Info 2"/>
    <meta:user-defined meta:name="Info 3"/>
    <meta:user-defined meta:name="Info 4"/>
  </office:meta>
</office:document-meta>
</file>